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o1" style:family="table">
      <style:table-properties style:width="16.642cm" fo:margin-left="0.318cm" fo:margin-right="0.039cm" fo:margin-top="0cm" fo:margin-bottom="0cm" table:align="margins" style:writing-mode="lr-tb"/>
    </style:style>
    <style:style style:name="Tablo1.A" style:family="table-column">
      <style:table-column-properties style:column-width="1.586cm" style:rel-column-width="6244*"/>
    </style:style>
    <style:style style:name="Tablo1.B" style:family="table-column">
      <style:table-column-properties style:column-width="4.136cm" style:rel-column-width="16288*"/>
    </style:style>
    <style:style style:name="Tablo1.C" style:family="table-column">
      <style:table-column-properties style:column-width="3.531cm" style:rel-column-width="13905*"/>
    </style:style>
    <style:style style:name="Tablo1.D" style:family="table-column">
      <style:table-column-properties style:column-width="3.5cm" style:rel-column-width="13780*"/>
    </style:style>
    <style:style style:name="Tablo1.E" style:family="table-column">
      <style:table-column-properties style:column-width="3.889cm" style:rel-column-width="15318*"/>
    </style:style>
    <style:style style:name="Tablo1.1" style:family="table-row">
      <style:table-row-properties style:min-row-height="1.039cm" style:keep-together="true" fo:keep-together="auto"/>
    </style:style>
    <style:style style:name="Tablo1.A1" style:family="table-cell">
      <style:table-cell-properties style:vertical-align="middle" fo:padding-left="0.191cm" fo:padding-right="0.191cm" fo:padding-top="0cm" fo:padding-bottom="0cm" fo:border="0.018cm solid #00000a"/>
    </style:style>
    <style:style style:name="Tablo1.B1" style:family="table-cell">
      <style:table-cell-properties fo:padding-left="0.191cm" fo:padding-right="0.191cm" fo:padding-top="0cm" fo:padding-bottom="0cm" fo:border="0.018cm solid #00000a"/>
    </style:style>
    <style:style style:name="Tablo1.2" style:family="table-row">
      <style:table-row-properties style:min-row-height="1.771cm" style:keep-together="true" fo:keep-together="auto"/>
    </style:style>
    <style:style style:name="Tablo1.3" style:family="table-row">
      <style:table-row-properties style:min-row-height="1.713cm" style:keep-together="true" fo:keep-together="auto"/>
    </style:style>
    <style:style style:name="Tablo1.A4" style:family="table-cell">
      <style:table-cell-properties fo:padding-left="0.191cm" fo:padding-right="0.191cm" fo:padding-top="0cm" fo:padding-bottom="0cm" fo:border-left="0.018cm solid #00000a" fo:border-right="0.018cm solid #00000a" fo:border-top="none" fo:border-bottom="0.018cm solid #00000a"/>
    </style:style>
    <style:style style:name="Tablo1.5" style:family="table-row">
      <style:table-row-properties style:min-row-height="3.745cm" style:keep-together="true" fo:keep-together="auto"/>
    </style:style>
    <style:style style:name="Tablo1.6" style:family="table-row">
      <style:table-row-properties style:min-row-height="0.935cm" style:keep-together="true" fo:keep-together="auto"/>
    </style:style>
    <style:style style:name="Tablo2" style:family="table">
      <style:table-properties style:width="15.893cm" fo:margin-left="0.355cm" fo:margin-right="0.751cm" fo:margin-top="0cm" fo:margin-bottom="0cm" table:align="margins" style:writing-mode="lr-tb"/>
    </style:style>
    <style:style style:name="Tablo2.A" style:family="table-column">
      <style:table-column-properties style:column-width="1.097cm" style:rel-column-width="622*"/>
    </style:style>
    <style:style style:name="Tablo2.B" style:family="table-column">
      <style:table-column-properties style:column-width="4.591cm" style:rel-column-width="2603*"/>
    </style:style>
    <style:style style:name="Tablo2.C" style:family="table-column">
      <style:table-column-properties style:column-width="3.545cm" style:rel-column-width="2010*"/>
    </style:style>
    <style:style style:name="Tablo2.D" style:family="table-column">
      <style:table-column-properties style:column-width="3.493cm" style:rel-column-width="1980*"/>
    </style:style>
    <style:style style:name="Tablo2.E" style:family="table-column">
      <style:table-column-properties style:column-width="3.166cm" style:rel-column-width="1795*"/>
    </style:style>
    <style:style style:name="Tablo2.1" style:family="table-row">
      <style:table-row-properties style:min-row-height="1.771cm" style:keep-together="true" fo:keep-together="auto"/>
    </style:style>
    <style:style style:name="Tablo2.A1" style:family="table-cell">
      <style:table-cell-properties fo:padding-left="0.191cm" fo:padding-right="0.191cm" fo:padding-top="0cm" fo:padding-bottom="0cm" fo:border="0.018cm solid #00000a"/>
    </style:style>
    <style:style style:name="Tablo2.D1" style:family="table-cell">
      <style:table-cell-properties fo:padding-left="0.191cm" fo:padding-right="0.191cm" fo:padding-top="0cm" fo:padding-bottom="0cm" fo:border-left="0.018cm solid #00000a" fo:border-right="none" fo:border-top="0.018cm solid #00000a" fo:border-bottom="0.018cm solid #00000a"/>
    </style:style>
    <style:style style:name="Tablo2.2" style:family="table-row">
      <style:table-row-properties style:min-row-height="1.713cm" style:keep-together="true" fo:keep-together="auto"/>
    </style:style>
    <style:style style:name="Tablo2.3" style:family="table-row">
      <style:table-row-properties style:min-row-height="3.745cm" style:keep-together="true" fo:keep-together="auto"/>
    </style:style>
    <style:style style:name="P1" style:family="paragraph" style:parent-style-name="Normal_20__28_Web_29_">
      <style:paragraph-properties fo:line-height="150%" fo:background-color="#ffffff">
        <style:background-image/>
      </style:paragraph-properties>
    </style:style>
    <style:style style:name="P2" style:family="paragraph" style:parent-style-name="Normal_20__28_Web_29_">
      <style:paragraph-properties fo:line-height="150%" fo:background-color="#ffffff">
        <style:background-image/>
      </style:paragraph-properties>
      <style:text-properties fo:color="#000000"/>
    </style:style>
    <style:style style:name="P3" style:family="paragraph" style:parent-style-name="Normal_20__28_Web_29_">
      <style:paragraph-properties fo:line-height="150%" fo:text-align="center" style:justify-single-word="false" fo:background-color="#ffffff">
        <style:background-image/>
      </style:paragraph-properties>
      <style:text-properties fo:color="#000000"/>
    </style:style>
    <style:style style:name="P4" style:family="paragraph" style:parent-style-name="Normal_20__28_Web_29_">
      <style:paragraph-properties fo:line-height="150%" fo:background-color="#ffffff">
        <style:background-image/>
      </style:paragraph-properties>
      <style:text-properties fo:color="#000000" fo:font-style="normal" style:font-style-asian="normal" style:font-style-complex="normal"/>
    </style:style>
    <style:style style:name="P5" style:family="paragraph" style:parent-style-name="Normal_20__28_Web_29_">
      <style:paragraph-properties fo:line-height="150%" fo:background-color="#ffffff">
        <style:background-image/>
      </style:paragraph-properties>
      <style:text-properties fo:color="#000000"/>
    </style:style>
    <style:style style:name="P6" style:family="paragraph" style:parent-style-name="Normal_20__28_Web_29_">
      <style:paragraph-properties fo:line-height="150%" fo:text-align="center" style:justify-single-word="false" fo:background-color="#ffffff">
        <style:background-image/>
      </style:paragraph-properties>
      <style:text-properties fo:color="#000000"/>
    </style:style>
    <style:style style:name="P7" style:family="paragraph" style:parent-style-name="Normal_20__28_Web_29_">
      <style:paragraph-properties fo:line-height="150%" fo:background-color="#ffffff">
        <style:background-image/>
      </style:paragraph-properties>
      <style:text-properties fo:color="#000000" fo:font-style="normal" style:font-style-asian="normal" style:font-style-complex="normal"/>
    </style:style>
    <style:style style:name="T1" style:family="text">
      <style:text-properties fo: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oftware testing is a critical element of software quality assurance and represents the ultimate service of specification design and coding. The increasing visibility of software as a system element and the attended costs associated with the software failure and motivating forces for well planned, thorough testing. It is not unusual for a software development to spend between 30 and 40 percent of total project effort in testing. System Testing Strategies for this system integrate test case design techniques into a well planned series of steps that result in the successful construction of this software. It also provides a road map for the developer, the quality assurance organization and the customer, a roadmap that describes the steps to be conducted as path of testing, when these steps are planned and then undertaken and how much effort, time and resources will be required. </text:p>
      <text:p text:style-name="P2">The test provisions are follows. </text:p>
      <text:p text:style-name="P2"><text:bookmark-start text:name="_Toc320694165"/>System testing<text:bookmark-end text:name="_Toc320694165"/></text:p>
      <text:p text:style-name="P2">Software Testing: As the coding is completed according to the requirement we have to test the quality of the software. Software testing is a critical element of software quality assurance and represents the ultimate review of specification, design and coding. Although testing is to uncover the errors in the software but it also demonstrates that software functions appear to be working as per the specifications, those performance requirements appear to have been met. In addition, data collected as testing is conducted provide a good indication of software and some indications of software quality as a whole. To assure the software quality we conduct both White Box Testing and Black Box Testing.</text:p>
      <text:p text:style-name="P2">White Box Testing: </text:p>
      <text:p text:style-name="P2"><text:s/><text:tab/>White Box Testing is a test case design method that uses the control structure of the procedural design to derive test cases. As we are using a non-procedural language, there is very small scope for the White Box Testing. Whenever it is necessary, there the control structure are tested and successfully passed all the control structure with a very minimum error. </text:p>
      <text:p text:style-name="P2">Black Box Testing:</text:p>
      <text:p text:style-name="P2"><text:s/><text:tab/>Black Box Testing focuses on the functional requirement of the software. It enables to derive sets of input conditions that will fully exercise all functional requirements for a program. The Black Box Testing finds almost all errors. If finds some interface errors and errors in accessing the database and some performance errors. In Black Box Testing we use mainly two techniques Equivalence partitioning the Boundary Volume Analysis Technique. </text:p>
      <text:p text:style-name="P2">Equivalence Partitions:</text:p>
      <text:p text:style-name="P2"><text:soft-page-break/>In the method we divide input domain of a program into classes of data from which test cases are derived. An Equivalence class represents a set of valid or invalid of a set of related values or a Boolean condition. </text:p>
      <text:p text:style-name="P2">The equivalence for these is: Input condition requires specific value-specific or non-specific two classes. </text:p>
      <text:p text:style-name="P2">Input condition requires a range or out of range two classes. </text:p>
      <text:p text:style-name="P2">Input condition specifies a number of a set-belongs to a set or not belongs to the set two classes. </text:p>
      <text:p text:style-name="P2">Input condition is Boolean-valid or invalid Boolean condition two classes.</text:p>
      <text:p text:style-name="P2">Boundary Values Analysis: </text:p>
      <text:p text:style-name="P2">Number of errors usually occurs at the boundaries of the input domain generally. In this technique a selection of test cases is exercised using boundary values i.e., around boundaries. By the above two techniques, we eliminated almost all errors from the software and checked for numerous test values for each and every input value. The results were satisfactory. Flow of Testing System testing is designated to uncover weakness that was not detected in the earlier tests. The total system is tested for recovery and fallback after various major failures to ensure that no data are lost. An accepted test is done to validity and reliability of the system. The philosophy behind the testing is to find error in project. </text:p>
      <text:p text:style-name="P2">There are many test cases designed with this is mind. The flow of testing is as follows.</text:p>
      <text:p text:style-name="P2"><text:bookmark-start text:name="_Toc320694166"/><text:s/>Code Testing<text:bookmark-end text:name="_Toc320694166"/></text:p>
      <text:p text:style-name="P2">Specification testing is done to check if the program does with it should do and how it should behave under various conditions or combinations and submitted for processing in the system and it’s checked if any overlaps occur during the processing. This strategy examines the logic of the program. Here only syntax of the code is tested. In code testing syntax errors are corrected, to ensure that the code is perfect.</text:p>
      <text:p text:style-name="P1"><text:bookmark-start text:name="_Toc320694167"/><text:span text:style-name="T1">Unit Testing:</text:span><text:bookmark-end text:name="_Toc320694167"/><text:span text:style-name="T1"> </text:span></text:p>
      <text:p text:style-name="P1"><text:span text:style-name="T1">The first level of testing is called unit testing. Here different modules are tested against the specifications produced during the design of the modules. Unit testing is done to test the working of individual modules with test oracles. Unit testing comprises a set of tests preformed by an individual programmer prior to integration of the units into a large system. A program unit is small enough that the programmer who developed if can test it in a great detail. Unit testing focuses first </text:span><text:soft-page-break/><text:span text:style-name="T1">on the modules to locate errors. These errors are verified and corrected so that the unit perfectly fits to the project.</text:span></text:p>
      <text:p text:style-name="P1"><text:bookmark-start text:name="_Toc320694168"/><text:span text:style-name="T1">System Testing</text:span><text:bookmark-end text:name="_Toc320694168"/><text:span text:style-name="T1"> </text:span></text:p>
      <text:p text:style-name="P2">The next level of testing is system testing and acceptance testing. This testing is done to check if the system has its requirements and to find the external behavior of the system. System testing involves two kinds of activities:</text:p>
      <text:p text:style-name="P2">Integration testing</text:p>
      <text:p text:style-name="P2">Acceptance testing </text:p>
      <text:p text:style-name="P2"/>
      <text:p text:style-name="P1"><text:bookmark-start text:name="_Toc320694169"/><text:span text:style-name="T1">Integration T</text:span><text:bookmark-end text:name="_Toc320694169"/><text:span text:style-name="T1">esting</text:span></text:p>
      <text:p text:style-name="P2">The next level of testing is called the Integration Testing. In this many tested modules are combined into subsystems, which were tested. Test case data is prepared to check the control flow of all the modules and to exhaust all possible inputs to the program. Situations like treating the modules when there is no data entered in the text box is also tested. This testing strategy dictates the order in which modules must be available, and exerts strong influence on the order in which the modules must be written, debugged and unit tested. In integration testing, all the modules / units on which unit testing is performed are integrated together and tested.</text:p>
      <text:p text:style-name="P1"><text:bookmark-start text:name="_Toc320694170"/><text:span text:style-name="T1">Acceptance Testing:</text:span><text:bookmark-end text:name="_Toc320694170"/><text:span text:style-name="T1"> </text:span></text:p>
      <text:p text:style-name="P2">This testing is performed finally by user to demonstrate that the implemented system satisfies its requirements. The user gives various inputs to get required outputs.</text:p>
      <text:p text:style-name="P1"><text:bookmark-start text:name="_Toc320694171"/><text:span text:style-name="T1">Specification Testing:</text:span><text:bookmark-end text:name="_Toc320694171"/><text:span text:style-name="T1"> </text:span></text:p>
      <text:p text:style-name="P2">Specification testing is done to check if the program does what is should do and how it should behave under various conditions or combination and submitted for processing in the system and it is checked if any overlaps occur during the processing. </text:p>
      <text:p text:style-name="P2">Testing Objectives: </text:p>
      <text:p text:style-name="P2">The following are the testing objectives…. </text:p>
      <text:p text:style-name="P2">Testing is a process of executing a program with the intent of finding an error. </text:p>
      <text:p text:style-name="P2">A good test case is one that has a high probability of finding an as yet undiscovered <text:s text:c="4"/>error. </text:p>
      <text:p text:style-name="P2"><text:soft-page-break/><text:s/>A successful test is one that uncovers an as yet undiscovered error. </text:p>
      <text:p text:style-name="P2">The above objectives imply a dramatic change in view point. They move counter to the commonly held view that a successful test is one in which no errors are found. Our objective is to design tests that systematically verify different clauses of errors and do so with minimum amount of time and effort. If testing is conducted successfully, it will uncover errors in the software. As a secondary benefit, testing demonstrates that software functions appear to be working according to specification and that performance requirements appear to have been met. In addition, data collected as testing is conducted provides a good indication of software. Testing can’t show the absence of defects, it can only show that software errors are present. It is important to keep this stated in mind as testing is being conducted.</text:p>
      <text:p text:style-name="P2"><text:s/>Testing principles:</text:p>
      <text:p text:style-name="P2"><text:s/><text:tab/>Before applying methods to design effective test cases, a software engineer must understand the basic principles that guide software testing.</text:p>
      <text:p text:style-name="P2"><text:s/>• All tests should be traceable to customer requirements. </text:p>
      <text:p text:style-name="P2">• Tests should be planned long before testing begins.</text:p>
      <text:p text:style-name="P2"><text:s/>• Testing should begin “in the small” and progress towards testing “in the large”. </text:p>
      <text:p text:style-name="P2">• Exhaustive testing is not possible. </text:p>
      <text:p text:style-name="P2"/>
      <text:p text:style-name="P2">Test Cases</text:p>
      <text:p text:style-name="P2"/>
      <text:p text:style-name="P2"/>
      <text:p text:style-name="P2"/>
      <text:p text:style-name="P2"/>
      <text:p text:style-name="P2"/>
      <text:p text:style-name="P2"/>
      <text:p text:style-name="P2"/>
      <text:p text:style-name="P4"/>
      <table:table table:name="Tablo1" table:style-name="Tablo1">
        <table:table-column table:style-name="Tablo1.A"/>
        <table:table-column table:style-name="Tablo1.B"/>
        <table:table-column table:style-name="Tablo1.C"/>
        <table:table-column table:style-name="Tablo1.D"/>
        <table:table-column table:style-name="Tablo1.E"/>
        <text:soft-page-break/>
        <table:table-row table:style-name="Tablo1.1">
          <table:table-cell table:style-name="Tablo1.A1" office:value-type="string">
            <text:p text:style-name="P4">Sl no</text:p>
            <text:p text:style-name="P4"/>
          </table:table-cell>
          <table:table-cell table:style-name="Tablo1.B1" office:value-type="string">
            <text:p text:style-name="P4"/>
            <text:p text:style-name="P4">Task </text:p>
          </table:table-cell>
          <table:table-cell table:style-name="Tablo1.B1" office:value-type="string">
            <text:p text:style-name="P4"/>
            <text:p text:style-name="P4">Expected result</text:p>
          </table:table-cell>
          <table:table-cell table:style-name="Tablo1.B1" office:value-type="string">
            <text:p text:style-name="P4"/>
            <text:p text:style-name="P4">Obtained result</text:p>
          </table:table-cell>
          <table:table-cell table:style-name="Tablo1.B1" office:value-type="string">
            <text:p text:style-name="P4"/>
            <text:p text:style-name="P4">Remarks</text:p>
          </table:table-cell>
        </table:table-row>
        <table:table-row table:style-name="Tablo1.2">
          <table:table-cell table:style-name="Tablo1.B1" office:value-type="string">
            <text:p text:style-name="P4"/>
            <text:p text:style-name="P4"><text:s text:c="4"/>1</text:p>
            <text:p text:style-name="P4"/>
            <text:p text:style-name="P4"/>
          </table:table-cell>
          <table:table-cell table:style-name="Tablo1.B1" office:value-type="string">
            <text:p text:style-name="P4"/>
            <text:p text:style-name="P4">Using valid Face Image</text:p>
            <text:p text:style-name="P4"/>
          </table:table-cell>
          <table:table-cell table:style-name="Tablo1.B1" office:value-type="string">
            <text:p text:style-name="P4"/>
            <text:p text:style-name="P4">Successful</text:p>
            <text:p text:style-name="P4">authentication</text:p>
            <text:p text:style-name="P4"/>
          </table:table-cell>
          <table:table-cell table:style-name="Tablo1.B1" office:value-type="string">
            <text:p text:style-name="P4"/>
            <text:p text:style-name="P4">As expected</text:p>
            <text:p text:style-name="P4"/>
            <text:p text:style-name="P4"/>
          </table:table-cell>
          <table:table-cell table:style-name="Tablo1.B1" office:value-type="string">
            <text:p text:style-name="P4"/>
            <text:p text:style-name="P4"><text:s text:c="6"/>success</text:p>
            <text:p text:style-name="P4"/>
            <text:p text:style-name="P4"/>
          </table:table-cell>
        </table:table-row>
        <table:table-row table:style-name="Tablo1.3">
          <table:table-cell table:style-name="Tablo1.B1" office:value-type="string">
            <text:p text:style-name="P4"/>
            <text:p text:style-name="P4"><text:s text:c="3"/>2</text:p>
            <text:p text:style-name="P4"/>
            <text:p text:style-name="P4"/>
          </table:table-cell>
          <table:table-cell table:style-name="Tablo1.B1" office:value-type="string">
            <text:p text:style-name="P4"/>
            <text:p text:style-name="P4">Using invalid Face Image</text:p>
            <text:p text:style-name="P4"/>
          </table:table-cell>
          <table:table-cell table:style-name="Tablo1.B1" office:value-type="string">
            <text:p text:style-name="P4"/>
            <text:p text:style-name="P4">Authentication</text:p>
            <text:p text:style-name="P4">failed</text:p>
            <text:p text:style-name="P4"/>
          </table:table-cell>
          <table:table-cell table:style-name="Tablo1.B1" office:value-type="string">
            <text:p text:style-name="P4"/>
            <text:p text:style-name="P4">As expected</text:p>
            <text:p text:style-name="P4"/>
            <text:p text:style-name="P4"/>
          </table:table-cell>
          <table:table-cell table:style-name="Tablo1.B1" office:value-type="string">
            <text:p text:style-name="P4"/>
            <text:p text:style-name="P4">Invalid user Face Image</text:p>
            <text:p text:style-name="P4"/>
          </table:table-cell>
        </table:table-row>
        <table:table-row table:style-name="Tablo1.3">
          <table:table-cell table:style-name="Tablo1.A4" office:value-type="string">
            <text:p text:style-name="P4"/>
            <text:p text:style-name="P4"><text:s text:c="2"/>3</text:p>
            <text:p text:style-name="P4"/>
            <text:p text:style-name="P4"/>
            <text:p text:style-name="P4"/>
          </table:table-cell>
          <table:table-cell table:style-name="Tablo1.A4" office:value-type="string">
            <text:p text:style-name="P4"/>
            <text:p text:style-name="P4">Using valid Fingerprint Image</text:p>
          </table:table-cell>
          <table:table-cell table:style-name="Tablo1.A4" office:value-type="string">
            <text:p text:style-name="P4"/>
            <text:p text:style-name="P4">Successful</text:p>
            <text:p text:style-name="P4">authentication</text:p>
            <text:p text:style-name="P4"/>
          </table:table-cell>
          <table:table-cell table:style-name="Tablo1.A4" office:value-type="string">
            <text:p text:style-name="P4"/>
            <text:p text:style-name="P4">As expected</text:p>
            <text:p text:style-name="P4"/>
            <text:p text:style-name="P4"/>
          </table:table-cell>
          <table:table-cell table:style-name="Tablo1.A4" office:value-type="string">
            <text:p text:style-name="P4"/>
            <text:p text:style-name="P4"><text:s text:c="6"/>success</text:p>
            <text:p text:style-name="P4"/>
            <text:p text:style-name="P4"/>
          </table:table-cell>
        </table:table-row>
        <table:table-row table:style-name="Tablo1.5">
          <table:table-cell table:style-name="Tablo1.B1" office:value-type="string">
            <text:p text:style-name="P4"/>
            <text:p text:style-name="P4"><text:s text:c="2"/>4</text:p>
            <text:p text:style-name="P4"/>
            <text:p text:style-name="P4"/>
            <text:p text:style-name="P4"/>
          </table:table-cell>
          <table:table-cell table:style-name="Tablo1.B1" office:value-type="string">
            <text:p text:style-name="P4"/>
            <text:p text:style-name="P4">Using invalid Fingerprint Image</text:p>
          </table:table-cell>
          <table:table-cell table:style-name="Tablo1.B1" office:value-type="string">
            <text:p text:style-name="P4"/>
            <text:p text:style-name="P4">Authentication</text:p>
            <text:p text:style-name="P4">failed</text:p>
            <text:p text:style-name="P4"/>
          </table:table-cell>
          <table:table-cell table:style-name="Tablo1.B1" office:value-type="string">
            <text:p text:style-name="P4"/>
            <text:p text:style-name="P4">As expected</text:p>
            <text:p text:style-name="P4"/>
            <text:p text:style-name="P4"/>
          </table:table-cell>
          <table:table-cell table:style-name="Tablo1.B1" office:value-type="string">
            <text:p text:style-name="P4"/>
            <text:p text:style-name="P4">Invalid user Fingerprint Image</text:p>
          </table:table-cell>
        </table:table-row>
        <table:table-row table:style-name="Tablo1.6">
          <table:table-cell table:style-name="Tablo1.B1" office:value-type="string">
            <text:p text:style-name="P4"/>
            <text:p text:style-name="P4">5</text:p>
          </table:table-cell>
          <table:table-cell table:style-name="Tablo1.B1" office:value-type="string">
            <text:p text:style-name="P4"/>
            <text:p text:style-name="P4">Without giving username and password(Admin Panel)</text:p>
          </table:table-cell>
          <table:table-cell table:style-name="Tablo1.B1" office:value-type="string">
            <text:p text:style-name="P4"/>
            <text:p text:style-name="P4">Authentication</text:p>
            <text:p text:style-name="P4">failed</text:p>
            <text:p text:style-name="P4"/>
          </table:table-cell>
          <table:table-cell table:style-name="Tablo1.B1" office:value-type="string">
            <text:p text:style-name="P4"/>
            <text:p text:style-name="P4"/>
            <text:p text:style-name="P4">As expected</text:p>
            <text:p text:style-name="P4"/>
            <text:p text:style-name="P4"><text:soft-page-break/></text:p>
          </table:table-cell>
          <table:table-cell table:style-name="Tablo1.B1" office:value-type="string">
            <text:p text:style-name="P4"/>
            <text:p text:style-name="P4">Enter user name and password</text:p>
          </table:table-cell>
        </table:table-row>
      </table:table>
      <text:p text:style-name="P4"/>
      <table:table table:name="Tablo2" table:style-name="Tablo2">
        <table:table-column table:style-name="Tablo2.A"/>
        <table:table-column table:style-name="Tablo2.B"/>
        <table:table-column table:style-name="Tablo2.C"/>
        <table:table-column table:style-name="Tablo2.D"/>
        <table:table-column table:style-name="Tablo2.E"/>
        <table:table-row table:style-name="Tablo2.1">
          <table:table-cell table:style-name="Tablo2.A1" office:value-type="string">
            <text:p text:style-name="P3"/>
            <text:p text:style-name="P3">6</text:p>
          </table:table-cell>
          <table:table-cell table:style-name="Tablo2.A1" office:value-type="string">
            <text:p text:style-name="P2"/>
            <text:p text:style-name="P2">If <text:s/>the resolution of camera <text:s/>higher than 1.3 mp, sytem works properly.</text:p>
            <text:p text:style-name="P2"/>
          </table:table-cell>
          <table:table-cell table:style-name="Tablo2.A1" office:value-type="string">
            <text:p text:style-name="P2"/>
            <text:p text:style-name="P2"/>
            <text:p text:style-name="P2"/>
            <text:p text:style-name="P2"/>
          </table:table-cell>
          <table:table-cell table:style-name="Tablo2.D1" office:value-type="string">
            <text:p text:style-name="P2"/>
            <text:p text:style-name="P2"><text:s/>Works stable and accurate as expected</text:p>
            <text:p text:style-name="P2"/>
            <text:p text:style-name="P2"/>
          </table:table-cell>
          <table:table-cell table:style-name="Tablo2.A1" office:value-type="string">
            <text:p text:style-name="P3"/>
            <text:p text:style-name="P3"/>
            <text:p text:style-name="P3">success</text:p>
          </table:table-cell>
        </table:table-row>
        <table:table-row table:style-name="Tablo2.2">
          <table:table-cell table:style-name="Tablo2.A1" office:value-type="string">
            <text:p text:style-name="P2"/>
            <text:p text:style-name="P3">7</text:p>
          </table:table-cell>
          <table:table-cell table:style-name="Tablo2.A1" office:value-type="string">
            <text:p text:style-name="P2"/>
            <text:p text:style-name="P2">If <text:s/>the resolution of camera <text:s/>lower than 1.3 mp, inaccurete outputs can occur</text:p>
            <text:p text:style-name="P2"/>
          </table:table-cell>
          <table:table-cell table:style-name="Tablo2.A1" office:value-type="string">
            <text:p text:style-name="P2"/>
            <text:p text:style-name="P2"/>
            <text:p text:style-name="P2"/>
            <text:p text:style-name="P2"/>
          </table:table-cell>
          <table:table-cell table:style-name="Tablo2.D1" office:value-type="string">
            <text:p text:style-name="P2">In a high frequency, system problems occurs while trying to match face images as expected</text:p>
          </table:table-cell>
          <table:table-cell table:style-name="Tablo2.A1" office:value-type="string">
            <text:p text:style-name="P3"/>
            <text:p text:style-name="P3"/>
            <text:p text:style-name="P3">Invalid user <text:s text:c="3"/>Face Image</text:p>
          </table:table-cell>
        </table:table-row>
        <table:table-row table:style-name="Tablo2.3">
          <table:table-cell table:style-name="Tablo2.A1" office:value-type="string">
            <text:p text:style-name="P3"/>
            <text:p text:style-name="P3">8</text:p>
          </table:table-cell>
          <table:table-cell table:style-name="Tablo2.A1" office:value-type="string">
            <text:p text:style-name="P2"/>
            <text:p text:style-name="P2">Overhead on raspberry pi CPU and return false statement.</text:p>
            <text:p text:style-name="P2"/>
          </table:table-cell>
          <table:table-cell table:style-name="Tablo2.A1" office:value-type="string">
            <text:p text:style-name="P2"/>
            <text:p text:style-name="P2"/>
            <text:p text:style-name="P2"/>
            <text:p text:style-name="P2"/>
          </table:table-cell>
          <table:table-cell table:style-name="Tablo2.D1" office:value-type="string">
            <text:p text:style-name="P2"/>
            <text:p text:style-name="P2">While more than one image appear on the screen, system gives error as expected</text:p>
          </table:table-cell>
          <table:table-cell table:style-name="Tablo2.A1" office:value-type="string">
            <text:p text:style-name="P2"/>
            <text:p text:style-name="P2">Invalid user Fingerprint Image</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itle" style:family="paragraph" style:parent-style-name="Standard" style:class="chapter">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font-name-complex="Times New Roman1"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34M50S</meta:editing-duration>
    <meta:editing-cycles>8</meta:editing-cycles>
    <meta:generator>OpenOffice/4.1.2$Win32 OpenOffice.org_project/412m3$Build-9782</meta:generator>
    <dc:date>2016-04-19T13:53:48.20</dc:date>
    <meta:document-statistic meta:table-count="2" meta:image-count="0" meta:object-count="0" meta:page-count="6" meta:paragraph-count="91" meta:word-count="1438" meta:character-count="8877"/>
    <meta:user-defined meta:name="Info 1"/>
    <meta:user-defined meta:name="Info 2"/>
    <meta:user-defined meta:name="Info 3"/>
    <meta:user-defined meta:name="Info 4"/>
  </office:meta>
</office:document-meta>
</file>